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4a74"/>
    </style:style>
    <style:style style:name="P2" style:family="paragraph" style:parent-style-name="Standard">
      <style:text-properties fo:font-size="12pt" officeooo:paragraph-rsid="001d4a74" style:font-size-asian="12pt" style:font-size-complex="12pt"/>
    </style:style>
    <style:style style:name="P3" style:family="paragraph" style:parent-style-name="Standard">
      <style:text-properties fo:font-size="12pt" officeooo:paragraph-rsid="001e253e" style:font-size-asian="12pt" style:font-size-complex="12pt"/>
    </style:style>
    <style:style style:name="P4" style:family="paragraph" style:parent-style-name="Standard">
      <style:text-properties style:font-name="SimSun" fo:font-size="16pt" officeooo:paragraph-rsid="002023b6" style:font-name-asian="SimSun" style:font-size-asian="16pt" style:font-size-complex="16pt"/>
    </style:style>
    <style:style style:name="T1" style:family="text">
      <style:text-properties officeooo:rsid="001d4a74"/>
    </style:style>
    <style:style style:name="T2" style:family="text">
      <style:text-properties officeooo:rsid="001e253e"/>
    </style:style>
    <style:style style:name="T3" style:family="text">
      <style:text-properties officeooo:rsid="002023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A) 空<text:tab/><text:tab/><text:tab/><text:tab/> <text:tab/><text:tab/>( <text:s text:c="3"/>) 衷<text:tab/>_______________</text:span></text:p>
      <text:p text:style-name="P4"><text:span text:style-name="T3">B) 承<text:tab/><text:tab/><text:tab/><text:tab/> <text:tab/><text:tab/>( <text:s text:c="3"/>) 能<text:tab/>_______________</text:span></text:p>
      <text:p text:style-name="P4"><text:span text:style-name="T3">C) 苦<text:tab/><text:tab/><text:tab/><text:tab/> <text:tab/><text:tab/>( <text:s text:c="3"/>) 裕<text:tab/>_______________</text:span></text:p>
      <text:p text:style-name="P4"><text:span text:style-name="T3">D) 达<text:tab/><text:tab/><text:tab/><text:tab/> <text:tab/><text:tab/>( <text:s text:c="3"/>) 重<text:tab/>_______________</text:span></text:p>
      <text:p text:style-name="P4"><text:span text:style-name="T3">E) 补<text:tab/><text:tab/><text:tab/><text:tab/> <text:tab/><text:tab/>( <text:s text:c="3"/>) 福<text:tab/>_______________</text:span></text:p>
      <text:p text:style-name="P4"><text:span text:style-name="T3">F) 记<text:tab/><text:tab/><text:tab/><text:tab/> <text:tab/><text:tab/>( <text:s text:c="3"/>) 课<text:tab/>_______________</text:span></text:p>
      <text:p text:style-name="P4"><text:span text:style-name="T3">G) 尊<text:tab/><text:tab/><text:tab/><text:tab/> <text:tab/><text:tab/>( <text:s text:c="3"/>) 谅<text:tab/>_______________</text:span></text:p>
      <text:p text:style-name="P4"><text:span text:style-name="T3">H) 富<text:tab/><text:tab/><text:tab/><text:tab/> <text:tab/><text:tab/>( <text:s text:c="3"/>) 命<text:tab/>_______________</text:span></text:p>
      <text:p text:style-name="P4"><text:span text:style-name="T3">I) 媒<text:tab/><text:tab/><text:tab/><text:tab/> <text:tab/><text:tab/>( <text:s text:c="3"/>) 取<text:tab/>_______________</text:span></text:p>
      <text:p text:style-name="P4"><text:span text:style-name="T3">J) 录<text:tab/><text:tab/><text:tab/><text:tab/> <text:tab/><text:tab/>( <text:s text:c="3"/>) 实<text:tab/>_______________</text:span></text:p>
      <text:p text:style-name="P4"><text:span text:style-name="T3">K) 幸<text:tab/><text:tab/><text:tab/><text:tab/> <text:tab/><text:tab/>( <text:s text:c="3"/>) 间<text:tab/>_______________</text:span></text:p>
      <text:p text:style-name="P4"><text:span text:style-name="T3">L) 支<text:tab/><text:tab/><text:tab/><text:tab/> <text:tab/><text:tab/>( <text:s text:c="3"/>) 才<text:tab/>_______________</text:span></text:p>
      <text:p text:style-name="P4"><text:span text:style-name="T3">M) 体<text:tab/><text:tab/><text:tab/><text:tab/> <text:tab/><text:tab/>( <text:s text:c="3"/>) 持<text:tab/>_______________</text:span></text:p>
      <text:p text:style-name="P4"><text:span text:style-name="T3">N) 成<text:tab/><text:tab/><text:tab/><text:tab/> <text:tab/><text:tab/>( <text:s text:c="3"/>) 体<text:tab/>_______________</text:span></text:p>
      <text:p text:style-name="P4"><text:span text:style-name="T3">O) 祝<text:tab/><text:tab/><text:tab/><text:tab/> <text:tab/><text:tab/>( <text:s text:c="3"/>) 贺<text:tab/>_______________</text:span></text:p>
      <text:p text:style-name="P4"><text:span text:style-name="T3">P) 拼<text:tab/><text:tab/><text:tab/><text:tab/> <text:tab/><text:tab/>( <text:s text:c="3"/>) 受<text:tab/>_______________</text:span></text:p>
      <text:p text:style-name="P4"><text:span text:style-name="T3">Q) 技<text:tab/><text:tab/><text:tab/><text:tab/> <text:tab/><text:tab/>( <text:s text:c="3"/>) 不到<text:tab/>_______________</text:span></text:p>
      <text:p text:style-name="P4"><text:span text:style-name="T3">R) 确<text:tab/><text:tab/><text:tab/><text:tab/> <text:tab/><text:tab/>( <text:s text:c="3"/>) 者<text:tab/>_______________</text:span></text:p>
      <text:p text:style-name="P4"><text:span text:style-name="T3">S) 短<text:tab/><text:tab/><text:tab/><text:tab/> <text:tab/><text:tab/>( <text:s text:c="3"/>) 训班<text:tab/>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Lucida Console" svg:font-family="'Lucida Console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22:48:13</meta:creation-date>
    <meta:print-date>2013-03-11T22:53:15</meta:print-date>
    <dc:date>2013-03-12T09:52:26</dc:date>
    <meta:editing-duration>PT9H48M52S</meta:editing-duration>
    <meta:editing-cycles>1</meta:editing-cycles>
    <meta:document-statistic meta:table-count="0" meta:image-count="0" meta:object-count="0" meta:page-count="1" meta:paragraph-count="19" meta:word-count="116" meta:character-count="667" meta:non-whitespace-character-count="401"/>
    <meta:generator>LibreOffice/3.6$MacOSX_x86 LibreOffice_project/58f22d5-270d05a-e2abed1-ea17a85-9b5702</meta:generator>
  </office:meta>
</office:document-meta>
</file>